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9">
            <text:p>AA-27229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145.0">
            <text:p>714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4">
            <text:p>-2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616">
            <text:p>AA-27616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420.0">
            <text:p>74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7">
            <text:p>-2.17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7">
            <text:p>AA-27227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9965.0">
            <text:p>9965.0</text:p>
          </table:table-cell>
          <table:table-cell office:value-type="float" office:value="85.0">
            <text:p>8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6">
            <text:p>-2.0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6">
            <text:p>AA-27226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325.0">
            <text:p>732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8">
            <text:p>-2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7228">
            <text:p>AA-27228</text:p>
          </table:table-cell>
          <table:table-cell office:value-type="float" office:value="55.57">
            <text:p>55.57</text:p>
          </table:table-cell>
          <table:table-cell office:value-type="float" office:value="-1.65">
            <text:p>-1.65</text:p>
          </table:table-cell>
          <table:table-cell office:value-type="float" office:value="7355.0">
            <text:p>7355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7">
            <text:p>-2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59">
            <text:p>OxA-1185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74.0">
            <text:p>7174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9">
            <text:p>-4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2">
            <text:p>OxA-12952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988.0">
            <text:p>6988.0</text:p>
          </table:table-cell>
          <table:table-cell office:value-type="float" office:value="37.0">
            <text:p>3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3370">
            <text:p>OxA-1337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000.0">
            <text:p>10000.0</text:p>
          </table:table-cell>
          <table:table-cell office:value-type="float" office:value="90.0">
            <text:p>9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9">
            <text:p>-5.39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5">
            <text:p>SRR-3845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7230.0">
            <text:p>72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4">
            <text:p>SRR-3844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6875.0">
            <text:p>687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7">
            <text:p>-1.4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3">
            <text:p>SRR-3843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7180.0">
            <text:p>718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SRR-3842">
            <text:p>SRR-3842</text:p>
          </table:table-cell>
          <table:table-cell office:value-type="float" office:value="55.63">
            <text:p>55.63</text:p>
          </table:table-cell>
          <table:table-cell office:value-type="float" office:value="-1.81">
            <text:p>-1.81</text:p>
          </table:table-cell>
          <table:table-cell office:value-type="float" office:value="6935.0">
            <text:p>693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3">
            <text:p>-1.1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936">
            <text:p>OxA-11936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035.0">
            <text:p>10035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4">
            <text:p>-5.34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67">
            <text:p>OxA-12967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3311.0">
            <text:p>3311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3029">
            <text:p>OxA-1302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586.0">
            <text:p>6586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33">
            <text:p>OxA-11833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269.0">
            <text:p>7269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2.02">
            <text:p>2.02</text:p>
          </table:table-cell>
          <table:table-cell office:value-type="float" office:value="2.02">
            <text:p>2.02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AA-23498">
            <text:p>AA-23498</text:p>
          </table:table-cell>
          <table:table-cell office:value-type="float" office:value="55.53">
            <text:p>55.53</text:p>
          </table:table-cell>
          <table:table-cell office:value-type="float" office:value="-1.63">
            <text:p>-1.63</text:p>
          </table:table-cell>
          <table:table-cell office:value-type="float" office:value="3690.0">
            <text:p>36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PlaterShennan1992,ShennanEtal2018">
            <text:p>PlaterShennan1992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824">
            <text:p>OxA-1282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430.0">
            <text:p>10430.0</text:p>
          </table:table-cell>
          <table:table-cell office:value-type="float" office:value="140.0">
            <text:p>1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61">
            <text:p>-5.61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3">
            <text:p>OxA-12953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17.0">
            <text:p>7117.0</text:p>
          </table:table-cell>
          <table:table-cell office:value-type="float" office:value="39.0">
            <text:p>39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2">
            <text:p>-4.0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825">
            <text:p>OxA-12825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10265.0">
            <text:p>10265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53">
            <text:p>-5.53</text:p>
          </table:table-cell>
          <table:table-cell office:value-type="float" office:value="1.29">
            <text:p>1.29</text:p>
          </table:table-cell>
          <table:table-cell office:value-type="float" office:value="1.29">
            <text:p>1.29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4">
            <text:p>OxA-1294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2982.0">
            <text:p>2982.0</text:p>
          </table:table-cell>
          <table:table-cell office:value-type="float" office:value="34.0">
            <text:p>34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3">
            <text:p>-0.6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60">
            <text:p>OxA-1186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160.0">
            <text:p>7160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2">
            <text:p>-4.5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6">
            <text:p>OxA-12946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1">
            <text:p>OxA-12951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274.0">
            <text:p>6274.0</text:p>
          </table:table-cell>
          <table:table-cell office:value-type="float" office:value="38.0">
            <text:p>38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7">
            <text:p>OxA-12947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5846.0">
            <text:p>5846.0</text:p>
          </table:table-cell>
          <table:table-cell office:value-type="float" office:value="38.0">
            <text:p>38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1858">
            <text:p>OxA-11858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308.0">
            <text:p>7308.0</text:p>
          </table:table-cell>
          <table:table-cell office:value-type="float" office:value="40.0">
            <text:p>4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3">
            <text:p>-3.23</text:p>
          </table:table-cell>
          <table:table-cell office:value-type="float" office:value="2.02">
            <text:p>2.02</text:p>
          </table:table-cell>
          <table:table-cell office:value-type="float" office:value="2.02">
            <text:p>2.02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49">
            <text:p>OxA-12949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5985.0">
            <text:p>5985.0</text:p>
          </table:table-cell>
          <table:table-cell office:value-type="float" office:value="36.0">
            <text:p>3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6">
            <text:p>-2.76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0">
            <text:p>OxA-12950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6290.0">
            <text:p>6290.0</text:p>
          </table:table-cell>
          <table:table-cell office:value-type="float" office:value="45.0">
            <text:p>45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7">
            <text:p>-3.07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BoomerEtal2007,ShennanEtal2018">
            <text:p>BoomerEtal2007,ShennanEtal2018</text:p>
          </table:table-cell>
        </table:table-row>
        <table:table-row>
          <table:table-cell office:value-type="string" office:value="Beadnell">
            <text:p>Beadnell</text:p>
          </table:table-cell>
          <table:table-cell office:value-type="string" office:value="radiocarbon">
            <text:p>radiocarbon</text:p>
          </table:table-cell>
          <table:table-cell office:value-type="string" office:value="OxA-12954">
            <text:p>OxA-12954</text:p>
          </table:table-cell>
          <table:table-cell office:value-type="float" office:value="55.44">
            <text:p>55.44</text:p>
          </table:table-cell>
          <table:table-cell office:value-type="float" office:value="-1.59">
            <text:p>-1.59</text:p>
          </table:table-cell>
          <table:table-cell office:value-type="float" office:value="7075.0">
            <text:p>7075.0</text:p>
          </table:table-cell>
          <table:table-cell office:value-type="float" office:value="37.0">
            <text:p>37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5">
            <text:p>-4.0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BoomerEtal2007,ShennanEtal2018">
            <text:p>BoomerEtal200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